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style:text-position="super 58%" officeooo:rsid="0015f802" officeooo:paragraph-rsid="0015f802"/>
    </style:style>
    <style:style style:name="P3" style:family="paragraph" style:parent-style-name="Text_20_body">
      <style:text-properties officeooo:rsid="0015f802" officeooo:paragraph-rsid="0015f802"/>
    </style:style>
    <style:style style:name="P4" style:family="paragraph" style:parent-style-name="Text_20_body">
      <style:text-properties officeooo:rsid="0015fe2d" officeooo:paragraph-rsid="0015fe2d"/>
    </style:style>
    <style:style style:name="P5" style:family="paragraph" style:parent-style-name="Text_20_body">
      <style:text-properties officeooo:rsid="001696bb" officeooo:paragraph-rsid="001696bb"/>
    </style:style>
    <style:style style:name="P6" style:family="paragraph" style:parent-style-name="Text_20_body">
      <style:text-properties officeooo:rsid="00177429" officeooo:paragraph-rsid="00177429"/>
    </style:style>
    <style:style style:name="P7" style:family="paragraph" style:parent-style-name="Text_20_body">
      <style:text-properties officeooo:rsid="001823e3" officeooo:paragraph-rsid="001823e3"/>
    </style:style>
    <style:style style:name="P8" style:family="paragraph" style:parent-style-name="Text_20_body">
      <style:text-properties officeooo:rsid="001940ff" officeooo:paragraph-rsid="001940ff"/>
    </style:style>
    <style:style style:name="P9" style:family="paragraph" style:parent-style-name="Text_20_body">
      <style:text-properties officeooo:rsid="001940ff" officeooo:paragraph-rsid="0019b478"/>
    </style:style>
    <style:style style:name="P10" style:family="paragraph" style:parent-style-name="Text_20_body">
      <style:text-properties officeooo:rsid="001a4d51" officeooo:paragraph-rsid="001a4d51"/>
    </style:style>
    <style:style style:name="P11" style:family="paragraph" style:parent-style-name="Text_20_body">
      <style:text-properties officeooo:rsid="001d1121" officeooo:paragraph-rsid="001d1121"/>
    </style:style>
    <style:style style:name="P12" style:family="paragraph" style:parent-style-name="Text_20_body">
      <style:text-properties officeooo:rsid="001ea23a" officeooo:paragraph-rsid="001ea23a"/>
    </style:style>
    <style:style style:name="P13" style:family="paragraph" style:parent-style-name="Text_20_body">
      <style:text-properties officeooo:rsid="0020dc28" officeooo:paragraph-rsid="0020dc28"/>
    </style:style>
    <style:style style:name="P14" style:family="paragraph" style:parent-style-name="Text_20_body">
      <style:text-properties officeooo:rsid="0020dd86" officeooo:paragraph-rsid="0020dd86"/>
    </style:style>
    <style:style style:name="T1" style:family="text">
      <style:text-properties officeooo:rsid="001b49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HDMI cable</text:p>
      <text:p text:style-name="P13">FIXME Here I'm researching </text:p>
      <text:p text:style-name="P10">I may want to use a mini or micro hdmi <text:span text:style-name="T1">cable with adaptors</text:span></text:p>
      <text:p text:style-name="P14">this one could be good:</text:p>
      <text:p text:style-name="P11"><text:a xlink:type="simple" xlink:href="http://www.ebay.co.uk/itm/15cm-SHORT-HDMI-CABLE-MALE-PLUG-PLUG-LEAD-GOLD-1080p-/350812895490?hash=item51ae13f902" text:style-name="Internet_20_link" text:visited-style-name="Visited_20_Internet_20_Link">http://www.ebay.co.uk/itm/15cm-SHORT-HDMI-CABLE-MALE-PLUG-PLUG-LEAD-GOLD-1080p-/350812895490?hash=item51ae13f902</text:a></text:p>
      <text:p text:style-name="P12"><text:a xlink:type="simple" xlink:href="http://stores.ebay.co.uk/cablestop?_trksid=p2047675.l2563" text:style-name="Internet_20_link" text:visited-style-name="Visited_20_Internet_20_Link">http://stores.ebay.co.uk/cablestop?_trksid=p2047675.l2563</text:a> </text:p>
      <text:p text:style-name="P3"/>
      <text:p text:style-name="P3">I need an HDMI cable small enough to fit in the box. It will connect Raspberry Pi to monitor control board.</text:p>
      <text:p text:style-name="P4">FIXME still working on this</text:p>
      <text:p text:style-name="P9">this is good:</text:p>
      <text:p text:style-name="P9"><text:a xlink:type="simple" xlink:href="http://www.ebay.co.uk/itm/161969568165?ssPageName=STRK%3AMEBIDX%3AIT&amp;fromMakeTrack=true" text:style-name="Internet_20_link" text:visited-style-name="Visited_20_Internet_20_Link">http://www.ebay.co.uk/itm/161969568165?ssPageName=STRK%3AMEBIDX%3AIT&amp;fromMakeTrack=true</text:a></text:p>
      <text:p text:style-name="P9"/>
      <text:p text:style-name="P4"/>
      <text:p text:style-name="P5">Maplin has short hdmi cable I can cut to make my custom ones</text:p>
      <text:p text:style-name="P5"/>
      <text:p text:style-name="P6"><text:a xlink:type="simple" xlink:href="http://www.ebay.co.uk/itm/like/371212954454?limghlpsr=true&amp;hlpv=2&amp;ops=true&amp;viphx=1&amp;hlpht=true&amp;lpid=122&amp;chn=ps&amp;googleloc=9045969&amp;poi=&amp;campaignid=207297426&amp;device=c&amp;adgroupid=13585920426&amp;rlsatarget=aud-133395220626%3Apla-146857553586&amp;adtype=pla&amp;crdt=0&amp;ff3=1&amp;ff11=ICEP3.0.0-L&amp;ff12=67&amp;ff13=80&amp;ff14=122&amp;ul_noapp=true" text:style-name="Internet_20_link" text:visited-style-name="Visited_20_Internet_20_Link">http://www.ebay.co.uk/itm/like/371212954454?limghlpsr=true&amp;hlpv=2&amp;ops=true&amp;viphx=1&amp;hlpht=true&amp;lpid=122&amp;chn=ps&amp;googleloc=9045969&amp;poi=&amp;campaignid=207297426&amp;device=c&amp;adgroupid=13585920426&amp;rlsatarget=aud-133395220626%3Apla-146857553586&amp;adtype=pla&amp;crdt=0&amp;ff3=1&amp;ff11=ICEP3.0.0-L&amp;ff12=67&amp;ff13=80&amp;ff14=122&amp;ul_noapp=true</text:a></text:p>
      <text:p text:style-name="P6"/>
      <text:p text:style-name="P7"><text:a xlink:type="simple" xlink:href="http://www.tvcables.co.uk/short-hdmi-cable-15cm.html?gclid=COHXwpWmucsCFe8W0wodCHMJZg" text:style-name="Internet_20_link" text:visited-style-name="Visited_20_Internet_20_Link">http://www.tvcables.co.uk/short-hdmi-cable-15cm.html?gclid=COHXwpWmucsCFe8W0wodCHMJZg</text:a>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4-16T17:54:25.197777425</dc:date>
    <meta:editing-duration>PT29M26S</meta:editing-duration>
    <meta:editing-cycles>21</meta:editing-cycles>
    <meta:document-statistic meta:table-count="0" meta:image-count="0" meta:object-count="0" meta:page-count="1" meta:paragraph-count="14" meta:word-count="72" meta:character-count="989" meta:non-whitespace-character-count="929"/>
  </office:meta>
</office:document-meta>
</file>